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MRD No.</text:p>
          </table:table-cell>
          <table:table-cell table:style-name="Default" office:value-type="string" calcext:value-type="string">
            <text:p>D.O.A</text:p>
          </table:table-cell>
          <table:table-cell table:style-name="Default" office:value-type="string" calcext:value-type="string">
            <text:p>D.O.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YPE OF ADMISSION-EMERGENCY/OPD</text:p>
          </table:table-cell>
          <table:table-cell table:style-name="Default" office:value-type="string" calcext:value-type="string">
            <text:p>month year</text:p>
          </table:table-cell>
          <table:table-cell office:value-type="string" calcext:value-type="string">
            <text:p>DURATION OF STAY</text:p>
          </table:table-cell>
          <table:table-cell office:value-type="string" calcext:value-type="string">
            <text:p>duration of intensive unit stay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SMOKING 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HTN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RIOR CMP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NP</text:p>
          </table:table-cell>
          <table:table-cell office:value-type="string" calcext:value-type="string">
            <text:p>RAISED CARDIAC ENZYMES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SEVERE ANAEMIA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STABLE ANGINA</text:p>
          </table:table-cell>
          <table:table-cell office:value-type="string" calcext:value-type="string">
            <text:p>ACS</text:p>
          </table:table-cell>
          <table:table-cell office:value-type="string" calcext:value-type="string">
            <text:p>STEMI</text:p>
          </table:table-cell>
          <table:table-cell office:value-type="string" calcext:value-type="string">
            <text:p>ATYPICAL CHEST PAIN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FREF</text:p>
          </table:table-cell>
          <table:table-cell office:value-type="string" calcext:value-type="string">
            <text:p>HFNEF</text:p>
          </table:table-cell>
          <table:table-cell office:value-type="string" calcext:value-type="string">
            <text:p>VALVULAR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AKI</text:p>
          </table:table-cell>
          <table:table-cell office:value-type="string" calcext:value-type="string">
            <text:p>CVA INFRACT</text:p>
          </table:table-cell>
          <table:table-cell office:value-type="string" calcext:value-type="string">
            <text:p>CVA BLEE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SVT</text:p>
          </table:table-cell>
          <table:table-cell office:value-type="string" calcext:value-type="string">
            <text:p>CONGENITAL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NEURO CARDIOGENIC SYNCOPE</text:p>
          </table:table-cell>
          <table:table-cell office:value-type="string" calcext:value-type="string">
            <text:p>ORTHOSTATIC</text:p>
          </table:table-cell>
          <table:table-cell office:value-type="string" calcext:value-type="string">
            <text:p>INFECTIVE ENDOCARDITIS</text:p>
          </table:table-cell>
          <table:table-cell office:value-type="string" calcext:value-type="string">
            <text:p>DVT</text:p>
          </table:table-cell>
          <table:table-cell office:value-type="string" calcext:value-type="string">
            <text:p>CARDIOGENIC SHOCK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PULMONARY EMBOLISM</text:p>
          </table:table-cell>
          <table:table-cell office:value-type="string" calcext:value-type="string">
            <text:p>CHEST INF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735" calcext:value-type="float">
            <text:p>234735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3/20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6.1" calcext:value-type="float">
            <text:p>16.1</text:p>
          </table:table-cell>
          <table:table-cell office:value-type="float" office:value="337" calcext:value-type="float">
            <text:p>337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696" calcext:value-type="float">
            <text:p>23469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5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882" calcext:value-type="float">
            <text:p>234882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3/20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329" calcext:value-type="float">
            <text:p>329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2.3" calcext:value-type="float">
            <text:p>2.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635" calcext:value-type="float">
            <text:p>234635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8/20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9.9" calcext:value-type="float">
            <text:p>9.9</text:p>
          </table:table-cell>
          <table:table-cell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486" calcext:value-type="float">
            <text:p>23448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3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9.1" calcext:value-type="float">
            <text:p>9.1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.25" calcext:value-type="float">
            <text:p>1.25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675" calcext:value-type="float">
            <text:p>234675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10/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22.3" calcext:value-type="float">
            <text:p>22.3</text:p>
          </table:table-cell>
          <table:table-cell office:value-type="float" office:value="322" calcext:value-type="float">
            <text:p>322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4563" calcext:value-type="float">
            <text:p>23456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6/2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12.6" calcext:value-type="float">
            <text:p>12.6</text:p>
          </table:table-cell>
          <table:table-cell office:value-type="float" office:value="166" calcext:value-type="float">
            <text:p>166</text:p>
          </table:table-cell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455" calcext:value-type="float">
            <text:p>208455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13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328" calcext:value-type="float">
            <text:p>328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70" calcext:value-type="float">
            <text:p>67070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3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218" calcext:value-type="float">
            <text:p>153218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3/2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4.8" calcext:value-type="float">
            <text:p>4.8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512" calcext:value-type="float">
            <text:p>233512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15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7.9" calcext:value-type="float">
            <text:p>7.9</text:p>
          </table:table-cell>
          <table:table-cell office:value-type="float" office:value="227" calcext:value-type="float">
            <text:p>227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.3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597" calcext:value-type="float">
            <text:p>232597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/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83" calcext:value-type="float">
            <text:p>83</text:p>
          </table:table-cell>
          <table:table-cell office:value-type="float" office:value="1.38" calcext:value-type="float">
            <text:p>1.38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419" calcext:value-type="float">
            <text:p>233419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13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12.2" calcext:value-type="float">
            <text:p>12.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403" calcext:value-type="float">
            <text:p>23340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/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443" calcext:value-type="float">
            <text:p>8644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10.1" calcext:value-type="float">
            <text:p>10.1</text:p>
          </table:table-cell>
          <table:table-cell office:value-type="float" office:value="187" calcext:value-type="float">
            <text:p>187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3903" calcext:value-type="float">
            <text:p>41390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5/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3903" calcext:value-type="float">
            <text:p>413903</text:p>
          </table:table-cell>
          <table:table-cell office:value-type="string" calcext:value-type="string">
            <text:p>01/04/2017</text:p>
          </table:table-cell>
          <table:table-cell office:value-type="string" calcext:value-type="string">
            <text:p>03/04/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3.5" calcext:value-type="float">
            <text:p>3.5</text:p>
          </table:table-cell>
          <table:table-cell office:value-type="float" office:value="280" calcext:value-type="float">
            <text:p>2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4658" calcext:value-type="float">
            <text:p>234658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374" calcext:value-type="float">
            <text:p>374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007" calcext:value-type="float">
            <text:p>219007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8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2.1" calcext:value-type="float">
            <text:p>12.1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983" calcext:value-type="float">
            <text:p>27798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6/2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219" calcext:value-type="float">
            <text:p>219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180" calcext:value-type="float">
            <text:p>62180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/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6.3" calcext:value-type="float">
            <text:p>6.3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3820" calcext:value-type="float">
            <text:p>323820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8.1" calcext:value-type="float">
            <text:p>8.1</text:p>
          </table:table-cell>
          <table:table-cell office:value-type="float" office:value="338" calcext:value-type="float">
            <text:p>338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9756" calcext:value-type="float">
            <text:p>35975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9.5" calcext:value-type="float">
            <text:p>9.5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9717" calcext:value-type="float">
            <text:p>359717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10/20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1.37" calcext:value-type="float">
            <text:p>1.37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5806" calcext:value-type="float">
            <text:p>37580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/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office:value-type="float" office:value="199" calcext:value-type="float">
            <text:p>19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0213" calcext:value-type="float">
            <text:p>380213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1/2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.2</text:p>
          </table:table-cell>
          <table:table-cell office:value-type="float" office:value="332" calcext:value-type="float">
            <text:p>332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0.98" calcext:value-type="float">
            <text:p>0.98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261" calcext:value-type="float">
            <text:p>161261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213" calcext:value-type="float">
            <text:p>21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0246" calcext:value-type="float">
            <text:p>38024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0206" calcext:value-type="float">
            <text:p>380206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20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322" calcext:value-type="float">
            <text:p>170322</text:p>
          </table:table-cell>
          <table:table-cell office:value-type="string" calcext:value-type="string">
            <text:p>4/1/2017</text:p>
          </table:table-cell>
          <table:table-cell office:value-type="string" calcext:value-type="string">
            <text:p>4/4/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0212" calcext:value-type="float">
            <text:p>450212</text:p>
          </table:table-cell>
          <table:table-cell office:value-type="string" calcext:value-type="string">
            <text:p>02/04/2017</text:p>
          </table:table-cell>
          <table:table-cell office:value-type="string" calcext:value-type="string">
            <text:p>03/04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68" calcext:value-type="float">
            <text:p>68</text:p>
          </table:table-cell>
          <table:table-cell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032" calcext:value-type="float">
            <text:p>58032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3/20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.56" calcext:value-type="float">
            <text:p>1.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8279" calcext:value-type="float">
            <text:p>178279</text:p>
          </table:table-cell>
          <table:table-cell table:number-columns-repeated="2" office:value-type="string" calcext:value-type="string">
            <text:p>4/2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5160" calcext:value-type="float">
            <text:p>235160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5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457" calcext:value-type="float">
            <text:p>457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8785" calcext:value-type="float">
            <text:p>278785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6/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8.4" calcext:value-type="float">
            <text:p>8.4</text:p>
          </table:table-cell>
          <table:table-cell office:value-type="float" office:value="199" calcext:value-type="float">
            <text:p>199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0001" calcext:value-type="float">
            <text:p>290001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7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2.5" calcext:value-type="float">
            <text:p>12.5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  <table:table-cell office:value-type="float" office:value="2.13" calcext:value-type="float">
            <text:p>2.13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3253" calcext:value-type="float">
            <text:p>353253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5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23.8" calcext:value-type="float">
            <text:p>23.8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0115" calcext:value-type="float">
            <text:p>360115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24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9974" calcext:value-type="float">
            <text:p>359974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7/20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1.24" calcext:value-type="float">
            <text:p>1.24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0044" calcext:value-type="float">
            <text:p>360044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4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7.8" calcext:value-type="float">
            <text:p>7.8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0144" calcext:value-type="float">
            <text:p>380144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11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4.8" calcext:value-type="float">
            <text:p>4.8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0683" calcext:value-type="float">
            <text:p>380683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6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3.6" calcext:value-type="float">
            <text:p>3.6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318" calcext:value-type="float">
            <text:p>63318</text:p>
          </table:table-cell>
          <table:table-cell office:value-type="string" calcext:value-type="string">
            <text:p>02/04/2017</text:p>
          </table:table-cell>
          <table:table-cell office:value-type="string" calcext:value-type="string">
            <text:p>04/04/20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9.8" calcext:value-type="float">
            <text:p>9.8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132" calcext:value-type="float">
            <text:p>52132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6/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8754" calcext:value-type="float">
            <text:p>378754</text:p>
          </table:table-cell>
          <table:table-cell office:value-type="string" calcext:value-type="string">
            <text:p>4/2/2017</text:p>
          </table:table-cell>
          <table:table-cell office:value-type="string" calcext:value-type="string">
            <text:p>4/3/2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0.4" calcext:value-type="float">
            <text:p>10.4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6087" calcext:value-type="float">
            <text:p>236087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7/20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265" calcext:value-type="float">
            <text:p>265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722" calcext:value-type="float">
            <text:p>235722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5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6978" calcext:value-type="float">
            <text:p>176978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7/20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9.2" calcext:value-type="float">
            <text:p>9.2</text:p>
          </table:table-cell>
          <table:table-cell office:value-type="float" office:value="365" calcext:value-type="float">
            <text:p>365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5378" calcext:value-type="float">
            <text:p>235378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10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281" calcext:value-type="float">
            <text:p>235281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8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5557" calcext:value-type="float">
            <text:p>235557</text:p>
          </table:table-cell>
          <table:table-cell table:number-columns-repeated="2" office:value-type="string" calcext:value-type="string">
            <text:p>4/3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5202" calcext:value-type="float">
            <text:p>235202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6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14.7" calcext:value-type="float">
            <text:p>14.7</text:p>
          </table:table-cell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8663" calcext:value-type="float">
            <text:p>188663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13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3.2" calcext:value-type="float">
            <text:p>13.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5605" calcext:value-type="float">
            <text:p>105605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9.1" calcext:value-type="float">
            <text:p>9.1</text:p>
          </table:table-cell>
          <table:table-cell office:value-type="float" office:value="159" calcext:value-type="float">
            <text:p>159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6064" calcext:value-type="float">
            <text:p>236064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8/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2434" calcext:value-type="float">
            <text:p>232434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6/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341" calcext:value-type="float">
            <text:p>46341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13/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199" calcext:value-type="float">
            <text:p>19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6339" calcext:value-type="float">
            <text:p>186339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5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0.8" calcext:value-type="float">
            <text:p>10.8</text:p>
          </table:table-cell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5795" calcext:value-type="float">
            <text:p>235795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6/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80.8" calcext:value-type="float">
            <text:p>80.8</text:p>
          </table:table-cell>
          <table:table-cell office:value-type="float" office:value="341" calcext:value-type="float">
            <text:p>34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864" calcext:value-type="float">
            <text:p>235864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6/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9.5" calcext:value-type="float">
            <text:p>9.5</text:p>
          </table:table-cell>
          <table:table-cell office:value-type="float" office:value="215" calcext:value-type="float">
            <text:p>21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8/20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613" calcext:value-type="float">
            <text:p>227613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7/2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9.7" calcext:value-type="float">
            <text:p>9.7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9501" calcext:value-type="float">
            <text:p>279501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9401" calcext:value-type="float">
            <text:p>279401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5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349" calcext:value-type="float">
            <text:p>3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5937" calcext:value-type="float">
            <text:p>265937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4.6" calcext:value-type="float">
            <text:p>4.6</text:p>
          </table:table-cell>
          <table:table-cell office:value-type="float" office:value="325" calcext:value-type="float">
            <text:p>325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1584" calcext:value-type="float">
            <text:p>161584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5/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5610" calcext:value-type="float">
            <text:p>325610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7/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1591" calcext:value-type="float">
            <text:p>381591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9/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0785" calcext:value-type="float">
            <text:p>380785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9.3" calcext:value-type="float">
            <text:p>9.3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1446" calcext:value-type="float">
            <text:p>381446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7.4" calcext:value-type="float">
            <text:p>7.4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1985" calcext:value-type="float">
            <text:p>371985</text:p>
          </table:table-cell>
          <table:table-cell office:value-type="string" calcext:value-type="string">
            <text:p>4/3/2017</text:p>
          </table:table-cell>
          <table:table-cell office:value-type="string" calcext:value-type="string">
            <text:p>4/4/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492" calcext:value-type="float">
            <text:p>492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6847" calcext:value-type="float">
            <text:p>236847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1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2975" calcext:value-type="float">
            <text:p>222975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9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6.7" calcext:value-type="float">
            <text:p>6.7</text:p>
          </table:table-cell>
          <table:table-cell office:value-type="float" office:value="237" calcext:value-type="float">
            <text:p>237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941" calcext:value-type="float">
            <text:p>70941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6/20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9.2" calcext:value-type="float">
            <text:p>9.2</text:p>
          </table:table-cell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6928" calcext:value-type="float">
            <text:p>236928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5/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6839" calcext:value-type="float">
            <text:p>236839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0/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12.8" calcext:value-type="float">
            <text:p>12.8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6850" calcext:value-type="float">
            <text:p>236850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8/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13.4" calcext:value-type="float">
            <text:p>13.4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6745" calcext:value-type="float">
            <text:p>236745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7/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12.3" calcext:value-type="float">
            <text:p>12.3</text:p>
          </table:table-cell>
          <table:table-cell office:value-type="float" office:value="377" calcext:value-type="float">
            <text:p>3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691" calcext:value-type="float">
            <text:p>64691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6/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7.6" calcext:value-type="float">
            <text:p>7.6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5928" calcext:value-type="float">
            <text:p>235928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8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4.5" calcext:value-type="float">
            <text:p>4.5</text:p>
          </table:table-cell>
          <table:table-cell office:value-type="float" office:value="365" calcext:value-type="float">
            <text:p>365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9694" calcext:value-type="float">
            <text:p>279694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8/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469" calcext:value-type="float">
            <text:p>469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1877" calcext:value-type="float">
            <text:p>361877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7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M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3" calcext:value-type="float">
            <text:p>9.3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0518" calcext:value-type="float">
            <text:p>360518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5/2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9.2" calcext:value-type="float">
            <text:p>9.2</text:p>
          </table:table-cell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1215" calcext:value-type="float">
            <text:p>361215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9/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3.2" calcext:value-type="float">
            <text:p>13.2</text:p>
          </table:table-cell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1849" calcext:value-type="float">
            <text:p>361849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4/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1.5" calcext:value-type="float">
            <text:p>11.5</text:p>
          </table:table-cell>
          <table:table-cell office:value-type="float" office:value="327" calcext:value-type="float">
            <text:p>327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7094" calcext:value-type="float">
            <text:p>317094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1/20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8.8" calcext:value-type="float">
            <text:p>18.8</text:p>
          </table:table-cell>
          <table:table-cell office:value-type="float" office:value="352" calcext:value-type="float">
            <text:p>352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2073" calcext:value-type="float">
            <text:p>382073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07/04/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2159" calcext:value-type="float">
            <text:p>382159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09/04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2144" calcext:value-type="float">
            <text:p>382144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6/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2077" calcext:value-type="float">
            <text:p>382077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10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2159" calcext:value-type="float">
            <text:p>382159</text:p>
          </table:table-cell>
          <table:table-cell office:value-type="string" calcext:value-type="string">
            <text:p>4/4/2017</text:p>
          </table:table-cell>
          <table:table-cell office:value-type="string" calcext:value-type="string">
            <text:p>4/9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0528" calcext:value-type="float">
            <text:p>280528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8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office:value-type="float" office:value="233" calcext:value-type="float">
            <text:p>233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6/20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8.5" calcext:value-type="float">
            <text:p>8.5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98" calcext:value-type="float">
            <text:p>48098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10/04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7.1" calcext:value-type="float">
            <text:p>7.1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497" calcext:value-type="float">
            <text:p>145497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18/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377" calcext:value-type="float">
            <text:p>377</text:p>
          </table:table-cell>
          <table:table-cell office:value-type="float" office:value="109" calcext:value-type="float">
            <text:p>109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098" calcext:value-type="float">
            <text:p>48098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10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7.1" calcext:value-type="float">
            <text:p>7.1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0740" calcext:value-type="float">
            <text:p>240740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8/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14.4" calcext:value-type="float">
            <text:p>14.4</text:p>
          </table:table-cell>
          <table:table-cell office:value-type="float" office:value="235" calcext:value-type="float">
            <text:p>235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3157" calcext:value-type="float">
            <text:p>253157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11/04/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TY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2348" calcext:value-type="float">
            <text:p>382348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4/7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2409" calcext:value-type="float">
            <text:p>382409</text:p>
          </table:table-cell>
          <table:table-cell office:value-type="string" calcext:value-type="string">
            <text:p>4/5/2017</text:p>
          </table:table-cell>
          <table:table-cell office:value-type="string" calcext:value-type="string">
            <text:p>11/14/2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408" calcext:value-type="float">
            <text:p>408</text:p>
          </table:table-cell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8051" calcext:value-type="float">
            <text:p>238051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7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385" calcext:value-type="float">
            <text:p>385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7696" calcext:value-type="float">
            <text:p>237696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5/11/20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6.5" calcext:value-type="float">
            <text:p>6.5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.6" calcext:value-type="float">
            <text:p>1.6</text:p>
          </table:table-cell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2218" calcext:value-type="float">
            <text:p>352218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4/20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25.6" calcext:value-type="float">
            <text:p>25.6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.7" calcext:value-type="float">
            <text:p>1.7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5250" calcext:value-type="float">
            <text:p>235250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9/20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28.9" calcext:value-type="float">
            <text:p>28.9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8/20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7.6" calcext:value-type="float">
            <text:p>7.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1270" calcext:value-type="float">
            <text:p>361270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7/20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2651" calcext:value-type="float">
            <text:p>362651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28/20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175" calcext:value-type="float">
            <text:p>175</text:p>
          </table:table-cell>
          <table:table-cell office:value-type="float" office:value="357" calcext:value-type="float">
            <text:p>357</text:p>
          </table:table-cell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3059" calcext:value-type="float">
            <text:p>383059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5/20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22.8" calcext:value-type="float">
            <text:p>22.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8816" calcext:value-type="float">
            <text:p>278816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0/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300" calcext:value-type="float">
            <text:p>28300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10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12.2" calcext:value-type="float">
            <text:p>12.2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984" calcext:value-type="float">
            <text:p>150984</text:p>
          </table:table-cell>
          <table:table-cell office:value-type="string" calcext:value-type="string">
            <text:p>4/6/2017</text:p>
          </table:table-cell>
          <table:table-cell office:value-type="string" calcext:value-type="string">
            <text:p>4/7/20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8.6" calcext:value-type="float">
            <text:p>8.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95" calcext:value-type="float">
            <text:p>49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2032" calcext:value-type="float">
            <text:p>282032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14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3892" calcext:value-type="float">
            <text:p>363892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17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4.4" calcext:value-type="float">
            <text:p>14.4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7" calcext:value-type="float">
            <text:p>27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3971" calcext:value-type="float">
            <text:p>363971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8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.8" calcext:value-type="float">
            <text:p>1.8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978" calcext:value-type="float">
            <text:p>45978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8/20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3823" calcext:value-type="float">
            <text:p>363823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10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9.6" calcext:value-type="float">
            <text:p>9.6</text:p>
          </table:table-cell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3132" calcext:value-type="float">
            <text:p>383132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1/04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1997" calcext:value-type="float">
            <text:p>371997</text:p>
          </table:table-cell>
          <table:table-cell office:value-type="string" calcext:value-type="string">
            <text:p>4/7/2017</text:p>
          </table:table-cell>
          <table:table-cell office:value-type="string" calcext:value-type="string">
            <text:p>4/8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9.7" calcext:value-type="float">
            <text:p>9.7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3684" calcext:value-type="float">
            <text:p>383684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0/04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2.1" calcext:value-type="float">
            <text:p>12.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064" calcext:value-type="float">
            <text:p>240064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8/20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.6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518" calcext:value-type="float">
            <text:p>144518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26/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3.1" calcext:value-type="float">
            <text:p>13.1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3928" calcext:value-type="float">
            <text:p>203928</text:p>
          </table:table-cell>
          <table:table-cell table:number-columns-repeated="2" office:value-type="string" calcext:value-type="string">
            <text:p>4/8/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9351" calcext:value-type="float">
            <text:p>239351</text:p>
          </table:table-cell>
          <table:table-cell table:number-columns-repeated="2" office:value-type="string" calcext:value-type="string">
            <text:p>4/8/2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2669" calcext:value-type="float">
            <text:p>282669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0/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4.9" calcext:value-type="float">
            <text:p>4.9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4167" calcext:value-type="float">
            <text:p>364167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0/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5.7" calcext:value-type="float">
            <text:p>15.7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4072" calcext:value-type="float">
            <text:p>364072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3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3975" calcext:value-type="float">
            <text:p>363975</text:p>
          </table:table-cell>
          <table:table-cell table:number-columns-repeated="2" office:value-type="string" calcext:value-type="string">
            <text:p>4/8/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5.4" calcext:value-type="float">
            <text:p>15.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030" calcext:value-type="float">
            <text:p>364030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0/20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4482" calcext:value-type="float">
            <text:p>384482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25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8.6" calcext:value-type="float">
            <text:p>8.6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4232" calcext:value-type="float">
            <text:p>384232</text:p>
          </table:table-cell>
          <table:table-cell office:value-type="string" calcext:value-type="string">
            <text:p>4/8/2017</text:p>
          </table:table-cell>
          <table:table-cell office:value-type="string" calcext:value-type="string">
            <text:p>4/12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84232" calcext:value-type="float">
            <text:p>384232</text:p>
          </table:table-cell>
          <table:table-cell office:value-type="string" calcext:value-type="string">
            <text:p>08/04/2017</text:p>
          </table:table-cell>
          <table:table-cell office:value-type="string" calcext:value-type="string">
            <text:p>12/04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0312" calcext:value-type="float">
            <text:p>240312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3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2773" calcext:value-type="float">
            <text:p>282773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25/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.2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9496" calcext:value-type="float">
            <text:p>219496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1/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  <table:table-cell office:value-type="float" office:value="296" calcext:value-type="float">
            <text:p>296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4519" calcext:value-type="float">
            <text:p>364519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4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8.3" calcext:value-type="float">
            <text:p>8.3</text:p>
          </table:table-cell>
          <table:table-cell office:value-type="float" office:value="292" calcext:value-type="float">
            <text:p>29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4351" calcext:value-type="float">
            <text:p>364351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1/20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4993" calcext:value-type="float">
            <text:p>384993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2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A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7.4" calcext:value-type="float">
            <text:p>17.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office:value-type="float" office:value="151" calcext:value-type="float">
            <text:p>15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5043" calcext:value-type="float">
            <text:p>385043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5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5091" calcext:value-type="float">
            <text:p>385091</text:p>
          </table:table-cell>
          <table:table-cell office:value-type="string" calcext:value-type="string">
            <text:p>4/9/2017</text:p>
          </table:table-cell>
          <table:table-cell office:value-type="string" calcext:value-type="string">
            <text:p>4/13/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1117" calcext:value-type="float">
            <text:p>241117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5/7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I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.2" calcext:value-type="float">
            <text:p>2.2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410" calcext:value-type="float">
            <text:p>28410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9/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office:value-type="float" office:value="2.76" calcext:value-type="float">
            <text:p>2.76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5776" calcext:value-type="float">
            <text:p>365776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3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5780" calcext:value-type="float">
            <text:p>365780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2/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1.9" calcext:value-type="float">
            <text:p>11.9</text:p>
          </table:table-cell>
          <table:table-cell office:value-type="float" office:value="349" calcext:value-type="float">
            <text:p>349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5230" calcext:value-type="float">
            <text:p>365230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2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0.3" calcext:value-type="float">
            <text:p>10.3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3622" calcext:value-type="float">
            <text:p>203622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7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8.8" calcext:value-type="float">
            <text:p>8.8</text:p>
          </table:table-cell>
          <table:table-cell office:value-type="float" office:value="345" calcext:value-type="float">
            <text:p>345</text:p>
          </table:table-cell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5772" calcext:value-type="float">
            <text:p>385772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3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5830" calcext:value-type="float">
            <text:p>385830</text:p>
          </table:table-cell>
          <table:table-cell office:value-type="string" calcext:value-type="string">
            <text:p>4/10/2017</text:p>
          </table:table-cell>
          <table:table-cell office:value-type="string" calcext:value-type="string">
            <text:p>4/11/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3622" calcext:value-type="float">
            <text:p>203622</text:p>
          </table:table-cell>
          <table:table-cell office:value-type="string" calcext:value-type="string">
            <text:p>10/04/2017</text:p>
          </table:table-cell>
          <table:table-cell table:style-name="Default" office:value-type="string" calcext:value-type="string">
            <text:p>17/04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8.8" calcext:value-type="float">
            <text:p>8.8</text:p>
          </table:table-cell>
          <table:table-cell office:value-type="float" office:value="345" calcext:value-type="float">
            <text:p>345</text:p>
          </table:table-cell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4303" calcext:value-type="float">
            <text:p>284303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27/2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9.6" calcext:value-type="float">
            <text:p>19.6</text:p>
          </table:table-cell>
          <table:table-cell office:value-type="float" office:value="144" calcext:value-type="float">
            <text:p>144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428" calcext:value-type="float">
            <text:p>366428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16/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9.3" calcext:value-type="float">
            <text:p>9.3</text:p>
          </table:table-cell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6403" calcext:value-type="float">
            <text:p>386403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17/20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6196" calcext:value-type="float">
            <text:p>376196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12/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6290" calcext:value-type="float">
            <text:p>386290</text:p>
          </table:table-cell>
          <table:table-cell table:number-columns-repeated="2" office:value-type="string" calcext:value-type="string">
            <text:p>4/11/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9" calcext:value-type="float">
            <text:p>30.9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15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86470" calcext:value-type="float">
            <text:p>386470</text:p>
          </table:table-cell>
          <table:table-cell office:value-type="string" calcext:value-type="string">
            <text:p>4/11/2017</text:p>
          </table:table-cell>
          <table:table-cell office:value-type="string" calcext:value-type="string">
            <text:p>4/14/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8.3" calcext:value-type="float">
            <text:p>8.3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6978" calcext:value-type="float">
            <text:p>176978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5/13/20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1461" calcext:value-type="float">
            <text:p>17146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5/13/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4112" calcext:value-type="float">
            <text:p>224112</text:p>
          </table:table-cell>
          <table:table-cell table:number-columns-repeated="2" office:value-type="string" calcext:value-type="string">
            <text:p>4/12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7249" calcext:value-type="float">
            <text:p>367249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6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3387" calcext:value-type="float">
            <text:p>363387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3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9.8" calcext:value-type="float">
            <text:p>9.8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7245" calcext:value-type="float">
            <text:p>367245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8/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9.8" calcext:value-type="float">
            <text:p>9.8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67284" calcext:value-type="float">
            <text:p>367284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5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10.2" calcext:value-type="float">
            <text:p>10.2</text:p>
          </table:table-cell>
          <table:table-cell office:value-type="float" office:value="264" calcext:value-type="float">
            <text:p>264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2175" calcext:value-type="float">
            <text:p>172175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8/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3.4" calcext:value-type="float">
            <text:p>3.4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6544" calcext:value-type="float">
            <text:p>386544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4/18/2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218" calcext:value-type="float">
            <text:p>218</text:p>
          </table:table-cell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2060" calcext:value-type="float">
            <text:p>192060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4/20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2918" calcext:value-type="float">
            <text:p>242918</text:p>
          </table:table-cell>
          <table:table-cell table:number-columns-repeated="2" office:value-type="string" calcext:value-type="string">
            <text:p>4/13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21.5" calcext:value-type="float">
            <text:p>21.5</text:p>
          </table:table-cell>
          <table:table-cell office:value-type="float" office:value="374" calcext:value-type="float">
            <text:p>374</text:p>
          </table:table-cell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7773" calcext:value-type="float">
            <text:p>107773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7/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.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5/20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7411" calcext:value-type="float">
            <text:p>367411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5/20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9.4" calcext:value-type="float">
            <text:p>9.4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7367" calcext:value-type="float">
            <text:p>367367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20/2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660" calcext:value-type="float">
            <text:p>153660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5/2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5.9" calcext:value-type="float">
            <text:p>5.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6879" calcext:value-type="float">
            <text:p>386879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20/20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4.9" calcext:value-type="float">
            <text:p>4.9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87194" calcext:value-type="float">
            <text:p>387194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9/20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8.9" calcext:value-type="float">
            <text:p>8.9</text:p>
          </table:table-cell>
          <table:table-cell office:value-type="float" office:value="444" calcext:value-type="float">
            <text:p>44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87223" calcext:value-type="float">
            <text:p>387223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16/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4.2" calcext:value-type="float">
            <text:p>4.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86670" calcext:value-type="float">
            <text:p>386670</text:p>
          </table:table-cell>
          <table:table-cell office:value-type="string" calcext:value-type="string">
            <text:p>4/13/2017</text:p>
          </table:table-cell>
          <table:table-cell office:value-type="string" calcext:value-type="string">
            <text:p>4/20/2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office:value-type="float" office:value="289" calcext:value-type="float">
            <text:p>289</text:p>
          </table:table-cell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4109" calcext:value-type="float">
            <text:p>244109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15/2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411" calcext:value-type="float">
            <text:p>24411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21/20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8721" calcext:value-type="float">
            <text:p>368721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17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IR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  <table:table-cell office:value-type="float" office:value="6.3" calcext:value-type="float">
            <text:p>6.3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3130" calcext:value-type="float">
            <text:p>223130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26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I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4.1" calcext:value-type="float">
            <text:p>4.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6646" calcext:value-type="float">
            <text:p>286646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16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CHAR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1.8" calcext:value-type="float">
            <text:p>11.8</text:p>
          </table:table-cell>
          <table:table-cell office:value-type="float" office:value="209" calcext:value-type="float">
            <text:p>209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68674" calcext:value-type="float">
            <text:p>368674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5/5/20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7.7" calcext:value-type="float">
            <text:p>7.7</text:p>
          </table:table-cell>
          <table:table-cell office:value-type="float" office:value="360" calcext:value-type="float">
            <text:p>360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7834" calcext:value-type="float">
            <text:p>387834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21/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7.3" calcext:value-type="float">
            <text:p>7.3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7878" calcext:value-type="float">
            <text:p>387878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4/16/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4769" calcext:value-type="float">
            <text:p>244769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16/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IRY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office:value-type="float" office:value="2670" calcext:value-type="float">
            <text:p>26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3366" calcext:value-type="float">
            <text:p>173366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17/20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.94" calcext:value-type="float">
            <text:p>0.9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4744" calcext:value-type="float">
            <text:p>244744</text:p>
          </table:table-cell>
          <table:table-cell table:number-columns-repeated="2" office:value-type="string" calcext:value-type="string">
            <text:p>4/15/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7338" calcext:value-type="float">
            <text:p>287338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20/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6.7" calcext:value-type="float">
            <text:p>6.7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68955" calcext:value-type="float">
            <text:p>368955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16/2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3" calcext:value-type="float">
            <text:p>12.3</text:p>
          </table:table-cell>
          <table:table-cell office:value-type="float" office:value="216" calcext:value-type="float">
            <text:p>216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21/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3.3" calcext:value-type="float">
            <text:p>3.3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7926" calcext:value-type="float">
            <text:p>387926</text:p>
          </table:table-cell>
          <table:table-cell office:value-type="string" calcext:value-type="string">
            <text:p>4/15/2017</text:p>
          </table:table-cell>
          <table:table-cell office:value-type="string" calcext:value-type="string">
            <text:p>4/19/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14.7" calcext:value-type="float">
            <text:p>14.7</text:p>
          </table:table-cell>
          <table:table-cell office:value-type="float" office:value="267" calcext:value-type="float">
            <text:p>267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4973" calcext:value-type="float">
            <text:p>244973</text:p>
          </table:table-cell>
          <table:table-cell office:value-type="string" calcext:value-type="string">
            <text:p>4/16/2017</text:p>
          </table:table-cell>
          <table:table-cell office:value-type="string" calcext:value-type="string">
            <text:p>4/17/20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I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7972" calcext:value-type="float">
            <text:p>287972</text:p>
          </table:table-cell>
          <table:table-cell office:value-type="string" calcext:value-type="string">
            <text:p>4/16/2017</text:p>
          </table:table-cell>
          <table:table-cell office:value-type="string" calcext:value-type="string">
            <text:p>4/20/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69742" calcext:value-type="float">
            <text:p>369742</text:p>
          </table:table-cell>
          <table:table-cell office:value-type="string" calcext:value-type="string">
            <text:p>4/16/2017</text:p>
          </table:table-cell>
          <table:table-cell office:value-type="string" calcext:value-type="string">
            <text:p>4/22/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2.1" calcext:value-type="float">
            <text:p>2.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8697" calcext:value-type="float">
            <text:p>258697</text:p>
          </table:table-cell>
          <table:table-cell office:value-type="string" calcext:value-type="string">
            <text:p>4/16/2017</text:p>
          </table:table-cell>
          <table:table-cell office:value-type="string" calcext:value-type="string">
            <text:p>4/18/20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7026" calcext:value-type="float">
            <text:p>387026</text:p>
          </table:table-cell>
          <table:table-cell office:value-type="string" calcext:value-type="string">
            <text:p>4/16/2017</text:p>
          </table:table-cell>
          <table:table-cell office:value-type="string" calcext:value-type="string">
            <text:p>4/17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HAR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9474" calcext:value-type="float">
            <text:p>249474</text:p>
          </table:table-cell>
          <table:table-cell office:value-type="string" calcext:value-type="string">
            <text:p>4/17/2017</text:p>
          </table:table-cell>
          <table:table-cell office:value-type="string" calcext:value-type="string">
            <text:p>5/1/20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I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1075" calcext:value-type="float">
            <text:p>211075</text:p>
          </table:table-cell>
          <table:table-cell office:value-type="string" calcext:value-type="string">
            <text:p>4/17/2017</text:p>
          </table:table-cell>
          <table:table-cell office:value-type="string" calcext:value-type="string">
            <text:p>4/19/20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I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7.2" calcext:value-type="float">
            <text:p>17.2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.1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8724" calcext:value-type="float">
            <text:p>288724</text:p>
          </table:table-cell>
          <table:table-cell office:value-type="string" calcext:value-type="string">
            <text:p>4/17/2017</text:p>
          </table:table-cell>
          <table:table-cell office:value-type="string" calcext:value-type="string">
            <text:p>4/24/2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r-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9.5" calcext:value-type="float">
            <text:p>9.5</text:p>
          </table:table-cell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9671" calcext:value-type="float">
            <text:p>389671</text:p>
          </table:table-cell>
          <table:table-cell office:value-type="string" calcext:value-type="string">
            <text:p>4/17/2017</text:p>
          </table:table-cell>
          <table:table-cell office:value-type="string" calcext:value-type="string">
            <text:p>4/28/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r-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HAR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3.9" calcext:value-type="float">
            <text:p>13.9</text:p>
          </table:table-cell>
          <table:table-cell office:value-type="float" office:value="514" calcext:value-type="float">
            <text:p>514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9:39:23.439208155</meta:creation-date>
    <dc:date>2025-06-10T19:40:01.760680139</dc:date>
    <meta:editing-duration>PT39S</meta:editing-duration>
    <meta:editing-cycles>1</meta:editing-cycles>
    <meta:document-statistic meta:table-count="1" meta:cell-count="11018" meta:object-count="0"/>
    <meta:generator>LibreOffice/24.2.7.2$Linux_X86_64 LibreOffice_project/420$Build-2</meta:generator>
  </office:meta>
</office:document-meta>
</file>